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811cm" fo:margin-left="0.116cm" table:align="left"/>
    </style:style>
    <style:style style:name="Table1.A" style:family="table-column">
      <style:table-column-properties style:column-width="1.773cm"/>
    </style:style>
    <style:style style:name="Table1.B" style:family="table-column">
      <style:table-column-properties style:column-width="9.128cm"/>
    </style:style>
    <style:style style:name="Table1.C"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nl" fo:country="NL"/>
    </style:style>
    <style:style style:name="P2" style:family="paragraph" style:parent-style-name="Standard">
      <style:text-properties fo:language="nl" fo:country="NL" fo:font-weight="bold" style:font-weight-asian="bold" style:font-weight-complex="bold"/>
    </style:style>
    <style:style style:name="P3" style:family="paragraph" style:parent-style-name="Standard">
      <style:text-properties fo:language="nl" fo:country="NL" fo:font-weight="normal" style:font-weight-asian="normal" style:font-weight-complex="normal"/>
    </style:style>
    <style:style style:name="P4" style:family="paragraph" style:parent-style-name="Standard">
      <style:text-properties fo:language="nl" fo:country="NL" style:text-underline-style="none"/>
    </style:style>
    <style:style style:name="P5" style:family="paragraph" style:parent-style-name="Standard">
      <style:text-properties fo:language="nl" fo:country="NL" style:text-underline-style="none" fo:font-weight="bold" style:font-weight-asian="bold" style:font-weight-complex="bold"/>
    </style:style>
    <style:style style:name="P6" style:family="paragraph" style:parent-style-name="Standard">
      <style:text-properties fo:language="nl" fo:country="NL" style:text-underline-style="solid" style:text-underline-width="auto" style:text-underline-color="font-color"/>
    </style:style>
    <style:style style:name="P7" style:family="paragraph" style:parent-style-name="Standard">
      <style:text-properties fo:language="nl" fo:country="NL" fo:font-style="normal" fo:font-weight="normal" style:font-style-asian="normal" style:font-weight-asian="normal" style:font-style-complex="normal" style:font-weight-complex="normal"/>
    </style:style>
    <style:style style:name="P8" style:family="paragraph" style:parent-style-name="Standard">
      <style:text-properties fo:language="nl" fo:country="NL"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text-properties fo:language="nl" fo:country="NL" fo:font-style="normal" fo:font-weight="bold" style:font-style-asian="normal" style:font-weight-asian="bold" style:font-style-complex="norm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size="18pt" fo:language="nl" fo:country="NL"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2pt" fo:language="nl" fo:country="NL" fo:font-weight="bold" style:font-size-asian="12pt" style:font-weight-asian="bold" style:font-size-complex="12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underline-style="solid" style:text-underline-width="auto" style:text-underline-color="font-color"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Standard" style:list-style-name="L1">
      <style:text-properties fo:language="nl" fo:country="NL" fo:font-weight="normal" style:font-weight-asian="normal" style:font-weight-complex="normal"/>
    </style:style>
    <style:style style:name="P17" style:family="paragraph" style:parent-style-name="Standard" style:list-style-name="L2">
      <style:text-properties fo:language="nl" fo:country="NL" fo:font-weight="normal" style:font-weight-asian="normal" style:font-weight-complex="normal"/>
    </style:style>
    <style:style style:name="P18" style:family="paragraph" style:parent-style-name="Standard" style:list-style-name="L3">
      <style:text-properties fo:font-weight="normal" style:font-weight-asian="normal" style:font-weight-complex="normal"/>
    </style:style>
    <style:style style:name="P19" style:family="paragraph" style:parent-style-name="Standard" style:list-style-name="L4">
      <style:text-properties style:text-underline-style="none" fo:font-weight="normal" style:font-weight-asian="normal" style:font-weight-complex="normal"/>
    </style:style>
    <style:style style:name="P20" style:family="paragraph" style:parent-style-name="Standard" style:list-style-name="L5">
      <style:text-properties style:text-underline-style="none" fo:font-weight="normal" style:font-weight-asian="normal" style:font-weight-complex="normal"/>
    </style:style>
    <style:style style:name="P21" style:family="paragraph" style:parent-style-name="Standard" style:list-style-name="L6">
      <style:text-properties style:text-underline-style="none" fo:font-weight="normal" style:font-weight-asian="normal" style:font-weight-complex="normal"/>
    </style:style>
    <style:style style:name="P22" style:family="paragraph" style:parent-style-name="Standard" style:list-style-name="L7">
      <style:text-properties style:text-underline-style="none" fo:font-weight="normal" style:font-weight-asian="normal" style:font-weight-complex="normal"/>
    </style:style>
    <style:style style:name="P23" style:family="paragraph" style:parent-style-name="Standard" style:list-style-name="L8">
      <style:text-properties style:text-underline-style="none" fo:font-weight="normal" style:font-weight-asian="normal" style:font-weight-complex="normal"/>
    </style:style>
    <style:style style:name="P24" style:family="paragraph" style:parent-style-name="Standard" style:list-style-name="L9">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y connected'</text:p>
      <text:p text:style-name="P12">Hidde Hensel, Freddy de Greef, Diederik Beker</text:p>
      <text:p text:style-name="P2"/>
      <text:p text:style-name="P2">Idee:</text:p>
      <text:p text:style-name="P3">Het idee is vrij simpel, een geschikte match vinden tussen twee personen. Natuurlijk bestaat dit al enige tijd in de vorm van dating sites en apps. Bij een dating site vult men een profiel in en wordt aan de hand van dit zelf ingevulde profiel gekoppeld aan iemand met vergelijkbare interesses. Soms pakt dit goed uit, soms minder goed. De vraag blijft altijd hangen of mensen dit profiel wel eerlijk invullen. Het is vrij gemakkelijk om kwaliteiten die je bezit ietsje te overdrijven of jezelf net iets interessanter te laten klinken dan je eigenlijk bent. Dus hoe betrouwbaar is dit 'dating profiel' nou echt?</text:p>
      <text:p text:style-name="P3"/>
      <text:p text:style-name="P3">Bij deze app is het de bedoeling te kijken naar de echte situatie, niet een schets die iemand van zichzelf maakt. Het idee is vrij simpel, je zet de applicatie aan op je telefoon en dat is alles wat een gebruiker hoeft te doen. Op de achtergrond houd de app meta informatie over de persoon in kwestie. Er wordt bijgehouden waar de persoon is en naartoe gaat, hoelang die op deze locatie is, er wordt door middel van geofencing bepaald wat er op die locatie gedaan wordt. Bovendien wordt er door middel van peer-to-peer communicatie tussen de verschillende, in de buurt van elkaar te bevinden, telefoons bijgehouden met wie deze activiteit wordt uitgevoerd. Het belpatroon en app gebruik kan worden bijgehouden en opgeslagen.</text:p>
      <text:p text:style-name="P3"/>
      <text:p text:style-name="P3">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3"/>
      <text:p text:style-name="P3">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 patronen, koffiedrink tijden, locaties, etc. delen.</text:p>
      <text:p text:style-name="P3"/>
      <text:p text:style-name="P3">Er wordt bij deze verschillende data opgeslagen. Deze data bestaat onder andere uit: locaties, dit wordt opgehaald m.b.v. Google Location Services, activiteiten, bel patronen, app gebruik, contact met andere personen. Dit wordt centraal bijgehouden in een database. Door middel van bluetooth kan er gecommuniceerd worden met andere telefoons en door middel van wifi en mobiel netwerk kunnen er gegevens worden gestuurd van en naar de server. Op de server wordt een patroon gemaakt van de data en deze metadata wordt het vergeleken met het patroon van andere mensen.</text:p>
      <text:p text:style-name="P3"/>
      <text:p text:style-name="P3">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3"/>
      <text:p text:style-name="P3">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text:soft-page-break/>al gebeurt). Op deze manier is het vinden van een match kosteloos, makkelijk en kost het geen tijd. Bovendien kan er niet worden gelogen of overdreven of interesses en persoonlijkheid en worden er dus reële matches gevonden.</text:p>
      <text:p text:style-name="P3"/>
      <text:p text:style-name="P2">Sensoren:</text:p>
      <text:p text:style-name="P1">Camera</text:p>
      <text:p text:style-name="P1">Micorfoon</text:p>
      <text:p text:style-name="P1">Wifi</text:p>
      <text:p text:style-name="P1">Bluetooth</text:p>
      <text:p text:style-name="P1">Compass</text:p>
      <text:p text:style-name="P1">Gravitatie meter</text:p>
      <text:p text:style-name="P1">GPS</text:p>
      <text:p text:style-name="P1"/>
      <text:p text:style-name="P5">Wanneer connectie:</text:p>
      <text:p text:style-name="P6">Bij elkaar in de buurt:</text:p>
      <text:p text:style-name="P1">Connectie met bluetooth of wifi. Verstuur meest recente database naar andere gebruiker.</text:p>
      <text:p text:style-name="P1">Matching gebeurt op server.</text:p>
      <text:p text:style-name="P1">Bij een ontmoeting, afstand meting (door bluetooth?), daardoor weet je dat je de juiste persoon hebt.</text:p>
      <text:p text:style-name="P1">Is er een ontmoeting plaatsgevonden na een match? → dus werkt het matching patroon?</text:p>
      <text:p text:style-name="P1"/>
      <text:p text:style-name="P6">Wifi → database:</text:p>
      <text:p text:style-name="P4">Stuur meta data.</text:p>
      <text:p text:style-name="P4">Haal meest recente database op.</text:p>
      <text:p text:style-name="P4"/>
      <text:p text:style-name="P4">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1"/>
      <text:p text:style-name="P5">Gebruikers gegevens:</text:p>
      <text:p text:style-name="P1">Meta data → GPS, Bel patroon, connecties met andere personen, app gebruik</text:p>
      <text:p text:style-name="P1"/>
      <text:p text:style-name="P1">Door het kijken naar meta data wordt er alleen rekening gehouden met gedrag, niet user input. AI mogelijkheden.</text:p>
      <text:p text:style-name="P1"/>
      <text:p text:style-name="P6">Gps:</text:p>
      <text:p text:style-name="P1">Waar ben je geweest? Uni, sportschool, etc. (Patroon)</text:p>
      <text:p text:style-name="P1">Punten herkenning</text:p>
      <text:p text:style-name="P1">Hoelang ben je ergens geweest?</text:p>
      <text:p text:style-name="P1"/>
      <text:p text:style-name="P1"><text:span text:style-name="T1">Bel patroon:</text:span><text:line-break/>Hoelang?<text:line-break/>Wanneer?</text:p>
      <text:p text:style-name="P1">Waar?</text:p>
      <text:p text:style-name="P1"/>
      <text:p text:style-name="P6">Connecties:</text:p>
      <text:p text:style-name="P1">Met wie ben je ergens?<text:line-break/>Hoelang ben je met iemand?</text:p>
      <text:p text:style-name="P1">Met wie maak je connectie?</text:p>
      <text:p text:style-name="P1">Wat wissel je uit?</text:p>
      <text:p text:style-name="P1"/>
      <text:p text:style-name="P1"><text:span text:style-name="T1">App gebruik:</text:span><text:line-break/><text:soft-page-break/>Welke app gebruikt iemand?<text:line-break/>Hoelang gebruikt iemand deze app?</text:p>
      <text:p text:style-name="P1"/>
      <text:p text:style-name="P2">Match gevonden:</text:p>
      <text:p text:style-name="P3">Indien mensen gematched kunnen worden, kan er worden bepaald (door middel van algoritme), wanneer deze twee mensen tijd hebben en op welke locatie het het handigst is om een ontmoeting te laten plaatsvinden, en wordt deze dus geplanned.</text:p>
      <text:p text:style-name="P3"/>
      <text:p text:style-name="P2">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2">User specificatie:</text:p>
      <text:p text:style-name="P3">Kan specificeren wat voor meeting die wil: Vriendschappelijk, blind-date, etc.</text:p>
      <text:p text:style-name="P3"/>
      <text:p text:style-name="P2">Data:</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P3">Het lijkt ons het handigst om de data in een s<text:span text:style-name="T2">tring </text:span><text:span text:style-name="T3">te verzenden. Een string is makkelijk op te slaan in de SQLite database van een android toestel, het is makkelijk te verzenden via bluetooth en naar en van de server. We kunnen een string zo indelen dat je in één string alle data kan verpakken en verzenden door middel van scheidings tekens.</text:span></text:p>
      <text:p text:style-name="P7"/>
      <text:p text:style-name="P8">Voorbeeld:</text:p>
      <text:p text:style-name="P7">We willen graag de volgende data verzenden:</text:p>
      <text:p text:style-name="P7">Location: Long:53.2352349, Lat:4.23482092</text:p>
      <text:p text:style-name="P7">Address: Sciencepark 500, Amsterdam, The Netherlands</text:p>
      <text:p text:style-name="P7">App usage: phone:54min20secs, WhatsApp:21mins08secs, SnapChat:5mins12secs</text:p>
      <text:p text:style-name="P7"/>
      <text:p text:style-name="P7">We kunnen deze data in één string zetten met het scheidingsteken ';'</text:p>
      <text:p text:style-name="P7">“Location: Long:53.2352349, Lat:4.23482092;Address: Sciencepark 500, Amsterdam, The Netherlands;App usage: phone:54min20secs, WhatsApp:21mins08secs, SnapChat:5mins12secs”</text:p>
      <text:p text:style-name="P7"/>
      <text:p text:style-name="P7">Deze string kunnen we vervolgens op een ander toestel of op de server weer logisch opdelen in de individuele strings 'Location', 'Address' en 'App usage'.</text:p>
      <text:p text:style-name="P7"/>
      <text:p text:style-name="P9">User accounts</text:p>
      <text:p text:style-name="P7">Het is belangrijk dat de server weet welke data bij wie hoort. Iedere keer als er data wordt verzonden moet die data bij de juist gebruiker worden opgeslagen om het juiste patroon te creeëren. Binnen android is er een AcountManager beschikbaar. Deze kan de gebruiker van de telefoon achterhalen door middel van verschillende accounts die door de gebruiker op dat toestel worden <text:soft-page-break/>gebruikt. De meest gebruikelijke is het google account, hiermee wordt standaard ingelogd op een android toestel. Door het google account op te vragen en mee te sturen naar de database kan je de gebruiker identificeren. Het bijkomend voordeel hiervan is dat het niet toestel afhankelijk, maar gebruiker afhankelijk is. Als een gebruiker een ander toestel krijgt kan de data nog steeds bij zijn persoonlijke data worden gevoegd door middel van herkenning van het google account.</text:p>
      <text:p text:style-name="P7"/>
      <text:p text:style-name="P9">Make the android application a service</text:p>
      <text:p text:style-name="P7">For this application to work properly it obviously needs to continueously gather information. For this to be possible the application needs to always be running. If you keep the application running on the I/O-thread you would not be able to use your phone for other things, that is obviously not going to work. For this reason our app will be implemented as a <text:span text:style-name="T2">service. </text:span>A service is an application running in the background on a different thread then the I/O-thread. This way it can continueously gather data without the user noticing the application being run. A problem could arise with a phone that is being restart, the application has to be started manualy for it to start getting the information again. For this we implented a <text:span text:style-name="T2">BroadcastReceiver</text:span> that listens for <text:span text:style-name="T2">BOOT_COMPLETE</text:span>. Due to android being able to stop the application if it lacks memory we will have the <text:span text:style-name="T2">onStartCommand</text:span> return <text:span text:style-name="T2">START_STICKY </text:span>and our onCreate will call startService on itself, the application will restart as soon as enough memory is available.</text:p>
      <text:p text:style-name="P3"/>
      <text:p text:style-name="P2">Stappenplan:</text:p>
      <text:list xml:id="list15515456671" text:style-name="L1">
        <text:list-item>
          <text:p text:style-name="P16">Server maken</text:p>
        </text:list-item>
        <text:list-item>
          <text:p text:style-name="P16">Connectie van android naar server (via wifi)</text:p>
        </text:list-item>
        <text:list-item>
          <text:p text:style-name="P16">Connectie van server naar android (via wifi)</text:p>
        </text:list-item>
        <text:list-item>
          <text:p text:style-name="P16">Connectie van android naar andoird (via bluetooth)</text:p>
        </text:list-item>
        <text:list-item>
          <text:p text:style-name="P16">Data verzending van android naar server</text:p>
        </text:list-item>
        <text:list-item>
          <text:p text:style-name="P16">Data verzending van server naar android</text:p>
        </text:list-item>
        <text:list-item>
          <text:p text:style-name="P16">Data verzending van android naar android</text:p>
        </text:list-item>
        <text:list-item>
          <text:p text:style-name="P16">App maken die locatie (via wifi) kan opslaan (google api voor locatie)</text:p>
        </text:list-item>
        <text:list-item>
          <text:p text:style-name="P16">Meta data verzameling (google api voor locatie)</text:p>
        </text:list-item>
        <text:list-item>
          <text:p text:style-name="P16">Database voor meta data</text:p>
        </text:list-item>
        <text:list-item>
          <text:p text:style-name="P16">Meta data vergelijking voor match (algoritme)</text:p>
        </text:list-item>
        <text:list-item>
          <text:p text:style-name="P16">Planning van ontmoeting op basis van gegevens (voorspelling van locatie en tijd)</text:p>
        </text:list-item>
        <text:list-item>
          <text:p text:style-name="P16">GUI voor android</text:p>
        </text:list-item>
      </text:list>
      <text:p text:style-name="P3"/>
      <text:p text:style-name="P2">Extra features:</text:p>
      <text:list xml:id="list1733063741" text:style-name="L2">
        <text:list-item>
          <text:p text:style-name="P17">Mensen die vaak bij elkaar in de buurt zijn kunnen data, van de server, voor elkaar meenemen en overdragen.</text:p>
        </text:list-item>
        <text:list-item>
          <text:p text:style-name="P17">Data verzending secure maken.</text:p>
        </text:list-item>
        <text:list-item>
          <text:p text:style-name="P17">User opties voor soort match (vriendschappelijk, blind-date, etc.).</text:p>
        </text:list-item>
        <text:list-item>
          <text:p text:style-name="P17">Bij ontmoeting, afstands meting tussen de twee mensen, hierdoor wordt bepaald of de ontmoeting werkelijk heeft plaats gevonden.</text:p>
        </text:list-item>
        <text:list-item>
          <text:p text:style-name="P17">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2">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text:soft-page-break/>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2">Visualisatie:</text:p>
      <text:p text:style-name="P3">Visueel beeld van connecties, informatie verzending, etc.</text:p>
      <text:p text:style-name="P3"/>
      <text:p text:style-name="P10">Planning:</text:p>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15">14 Juni</text:p>
          </table:table-cell>
          <table:table-cell table:style-name="Table1.A1" office:value-type="string">
            <text:p text:style-name="Table_20_Contents">Bluetooth connectie</text:p>
            <text:p text:style-name="Table_20_Contents">Server en android connectie</text:p>
            <text:p text:style-name="Table_20_Contents">Google location api en lokale database</text:p>
            <text:p text:style-name="Table_20_Contents">Schrijven van verslag en contact met Technology Transfer Office</text:p>
          </table:table-cell>
          <table:table-cell table:style-name="Table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le1.A2" office:value-type="string">
            <text:p text:style-name="P15">19 Juni</text:p>
          </table:table-cell>
          <table:table-cell table:style-name="Table1.A2" office:value-type="string">
            <text:p text:style-name="Table_20_Contents">Data logisch verpakken en verzenden</text:p>
            <text:p text:style-name="Table_20_Contents">Andere meta data verzameling</text:p>
            <text:p text:style-name="Table_20_Contents">Data vergelijking (algoritme)</text:p>
          </table:table-cell>
          <table:table-cell table:style-name="Table1.C2" office:value-type="string">
            <text:p text:style-name="Table_20_Contents">Diederik</text:p>
          </table:table-cell>
        </table:table-row>
        <table:table-row>
          <table:table-cell table:style-name="Table1.A2" office:value-type="string">
            <text:p text:style-name="P15">21 Juni</text:p>
          </table:table-cell>
          <table:table-cell table:style-name="Table1.A2" office:value-type="string">
            <text:p text:style-name="Table_20_Contents">Onmoeting plannen (voorspellen van tijd, plaats)</text:p>
            <text:p text:style-name="Table_20_Contents">Data visualisatie</text:p>
            <text:p text:style-name="Table_20_Contents">Database update via bluetooth (meest recente)</text:p>
            <text:p text:style-name="Table_20_Contents">Ontmoetings check (bluetooth afstand)</text:p>
          </table:table-cell>
          <table:table-cell table:style-name="Table1.C2" office:value-type="string">
            <text:p text:style-name="Table_20_Contents"/>
          </table:table-cell>
        </table:table-row>
        <table:table-row>
          <table:table-cell table:style-name="Table1.A2" office:value-type="string">
            <text:p text:style-name="P15">26 Juni</text:p>
          </table:table-cell>
          <table:table-cell table:style-name="Table1.A2" office:value-type="string">
            <text:p text:style-name="Table_20_Contents">Data voor server via andere persoon naar database</text:p>
            <text:p text:style-name="Table_20_Contents">Data beveiliging</text:p>
            <text:p text:style-name="Table_20_Contents">GUI opmaken, user opties</text:p>
          </table:table-cell>
          <table:table-cell table:style-name="Table1.C2" office:value-type="string">
            <text:p text:style-name="Table_20_Contents"/>
          </table:table-cell>
        </table:table-row>
      </table:table>
      <text:p text:style-name="Standard"/>
      <text:p text:style-name="P10">To do:</text:p>
      <text:list xml:id="list167954137" text:style-name="L3">
        <text:list-item>
          <text:p text:style-name="P18">Benchmark bedenken</text:p>
        </text:list-item>
      </text:list>
      <text:p text:style-name="P13"/>
      <text:p text:style-name="P10">Dagelijke notulen:</text:p>
      <text:p text:style-name="P14">Maandag 10-Jun:</text:p>
      <text:list xml:id="list1768485912" text:style-name="L4">
        <text:list-item>
          <text:p text:style-name="P19">Bespreking project → wat gaan we doen?</text:p>
        </text:list-item>
        <text:list-item>
          <text:p text:style-name="P19">Conclusie: Stay Connected, Diederik verwantwoordelijk voor git</text:p>
        </text:list-item>
        <text:list-item>
          <text:p text:style-name="P19">Taakverdeling (zie Planning hierboven)</text:p>
        </text:list-item>
        <text:list-item>
          <text:p text:style-name="P19">Eind van de dag → wie heeft wat afgekregen?</text:p>
        </text:list-item>
        <text:list-item>
          <text:p text:style-name="P19">Conclusie: Iets meer tijd nodig voor alles, verslag voor groot deel opgesteld</text:p>
        </text:list-item>
      </text:list>
      <text:p text:style-name="P14">Dinsdag 11-Jun:</text:p>
      <text:list xml:id="list332737101" text:style-name="L5">
        <text:list-item>
          <text:p text:style-name="P20">Hidde is ziek</text:p>
        </text:list-item>
        <text:list-item>
          <text:p text:style-name="P20">Wat gaan we doen vandaag?</text:p>
        </text:list-item>
        <text:list-item>
          <text:p text:style-name="P20">Conclusie: Verder volgens planning</text:p>
        </text:list-item>
        <text:list-item>
          <text:p text:style-name="P20">Hidde werkt wanneer die kan, haalt in het weekend in wanneer beter</text:p>
        </text:list-item>
        <text:list-item>
          <text:p text:style-name="P20">Eind van de dag → wie heeft wat afgekregen?</text:p>
        </text:list-item>
        <text:list-item>
          <text:p text:style-name="P20">Conclusie: Location gevonden, morgen verder met database</text:p>
        </text:list-item>
      </text:list>
      <text:p text:style-name="P14">Woensdag 12-Jun:</text:p>
      <text:list xml:id="list91072101" text:style-name="L6">
        <text:list-item>
          <text:p text:style-name="P21">Hidde is ziek</text:p>
        </text:list-item>
        <text:list-item>
          <text:p text:style-name="P21">Wat gaan we doen vandaag?</text:p>
        </text:list-item>
        <text:list-item>
          <text:p text:style-name="P21">Conclusie: Verder met taken</text:p>
        </text:list-item>
        <text:list-item>
          <text:p text:style-name="P21"><text:soft-page-break/>Eind van de dag → wie heeft wat afgekregen?</text:p>
        </text:list-item>
        <text:list-item>
          <text:p text:style-name="P21">Conclusie: Bluetooth is stuk lastiger dan gedacht, database opslaan gelukt, maar morgen maken met Service zodat die concurrent kan, brief naar Technology Transfer Office gestuurd</text:p>
        </text:list-item>
      </text:list>
      <text:p text:style-name="P14">Vrijdag 14-Jun:</text:p>
      <text:list xml:id="list626864032" text:style-name="L7">
        <text:list-item>
          <text:p text:style-name="P22">Hidde is nog steeds ziek</text:p>
        </text:list-item>
        <text:list-item>
          <text:p text:style-name="P22">Wat gaan we doen vandaag?</text:p>
        </text:list-item>
        <text:list-item>
          <text:p text:style-name="P22">Conclusie: Bluetooth afmaken, duurt nog wel even, anders in het weekend afmaken. Database schrijven en ophalen concurrent maken d.m.v. Services</text:p>
        </text:list-item>
        <text:list-item>
          <text:p text:style-name="P22">Eind van de dag → wie heeft wat afgekregen?</text:p>
        </text:list-item>
        <text:list-item>
          <text:p text:style-name="P22">Conclusie: Verslag geschreven en concurrency van database schrijven en lezen afgemaakt. Bluetooth is nog steeds lastig, maar voortgang, dit weekend afmaken.</text:p>
        </text:list-item>
      </text:list>
      <text:p text:style-name="P14">Maandag 17-Jun:</text:p>
      <text:list xml:id="list1336752919" text:style-name="L8">
        <text:list-item>
          <text:p text:style-name="P23">Hidde weer beter!</text:p>
        </text:list-item>
        <text:list-item>
          <text:p text:style-name="P23">Wat gaan we doen vandaag?</text:p>
        </text:list-item>
        <text:list-item>
          <text:p text:style-name="P23">Conclusie: Hidde gaat hard aan het werk met de server-android connectie, Diederik gaat werken aan data verzending (Wat? Hoe?), Freddy gaat weer verder met bluetooth want dat was nog niet gelukt.</text:p>
        </text:list-item>
        <text:list-item>
          <text:p text:style-name="P23">Eind van de dag → wie heeft wat afgekregen?</text:p>
        </text:list-item>
        <text:list-item>
          <text:p text:style-name="P23">Conclusie: Verslag uitgebreid en data verzending plan afgerond. Adres wordt opgezocht en ook opgeslagen op toestel. Data verpakking klaar op android toestel, klaar om te verzenden. Bluetooth is nog altijd lastig, wordt hard aan gewerkt, nu ook in communicatie met andere groep. Server naar android connectie nog niet af, vanavond doorwerken.</text:p>
        </text:list-item>
      </text:list>
      <text:p text:style-name="P14">Dinsdag 18-Jun:</text:p>
      <text:list xml:id="list1582475869" text:style-name="L9">
        <text:list-item>
          <text:p text:style-name="P24">Wat gaan we doen vandaag?</text:p>
        </text:list-item>
        <text:list-item>
          <text:p text:style-name="P24">Conclusie: Hidde gaat verder met de server, Freddy gaat verder met bluetooth en Diederik gaat een sendActivity maken en een AccountManager inschakelen zodat de user herkend kan wo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29:29</meta:creation-date>
    <dc:date>2013-06-18T11:50:50</dc:date>
    <meta:editing-duration>PT5H51M20S</meta:editing-duration>
    <meta:editing-cycles>175</meta:editing-cycles>
    <meta:generator>LibreOffice/3.5$Linux_X86_64 LibreOffice_project/350m1$Build-2</meta:generator>
    <meta:print-date>2013-06-10T11:57:49</meta:print-date>
    <meta:document-statistic meta:table-count="1" meta:image-count="0" meta:object-count="0" meta:page-count="6" meta:paragraph-count="149" meta:word-count="2388" meta:character-count="14851" meta:non-whitespace-character-count="12659"/>
  </office:meta>
</office:document-meta>
</file>